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Kraj</text:p>
          </table:table-cell>
          <table:table-cell office:value-type="string">
            <text:p>Rok</text:p>
          </table:table-cell>
          <table:table-cell/>
          <table:table-cell office:value-type="string">
            <text:p>Margines</text:p>
          </table:table-cell>
          <table:table-cell table:number-columns-repeated="4"/>
        </table:table-row>
        <table:table-row table:style-name="ro2">
          <table:table-cell office:value-type="string">
            <text:p>Albania</text:p>
          </table:table-cell>
          <table:table-cell office:value-type="float" office:value="2020">
            <text:p>2020</text:p>
          </table:table-cell>
          <table:table-cell office:value-type="float" office:value="21792">
            <text:p>21792</text:p>
          </table:table-cell>
          <table:table-cell office:value-type="float" office:value="651.251134356018">
            <text:p>651,25113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 office:value-type="float" office:value="21737">
            <text:p>21737</text:p>
          </table:table-cell>
          <table:table-cell office:value-type="float" office:value="752.000035460992">
            <text:p>752,0000354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 office:value-type="float" office:value="21683">
            <text:p>21683</text:p>
          </table:table-cell>
          <table:table-cell office:value-type="float" office:value="864.449659224488">
            <text:p>864,4496592245</text:p>
          </table:table-cell>
          <table:table-cell table:formula="of:=POWER(POWER([.D2];2)/3+POWER([.D3];2)/3+POWER([.D4];2)/3;2)" office:value-type="float" office:value="335204449369.647">
            <text:p>335204449369,647</text:p>
          </table:table-cell>
          <table:table-cell table:formula="of:=POWER([.D2];4)/3/2+POWER([.D3];4)/3/2+POWER([.D4];4)/3/2" office:value-type="float" office:value="176349447336.033">
            <text:p>176349447336,033</text:p>
          </table:table-cell>
          <table:table-cell table:formula="of:=[.E4]/[.F4]" office:value-type="float" office:value="1.90079671035723">
            <text:p>1,900796710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SQRT(POWER([.D2];2)/3+POWER([.D3];2)/3+POWER([.D4];2)/3)" office:value-type="float" office:value="760.89975394631">
            <text:p>760,8997539463</text:p>
          </table:table-cell>
          <table:table-cell table:formula="of:=ABS(TINV(0.05;[.H4]))" office:value-type="float" office:value="12.7062047361747">
            <text:p>12,7062047362</text:p>
          </table:table-cell>
          <table:table-cell table:formula="of:=[.E5]*[.D5]" office:value-type="float" office:value="9668.14805734677">
            <text:p>9668,1480573468</text:p>
          </table:table-cell>
          <table:table-cell table:number-columns-repeated="2"/>
        </table:table-row>
        <table:table-row table:style-name="ro3">
          <table:table-cell office:value-type="string">
            <text:p>Andora</text:p>
          </table:table-cell>
          <table:table-cell office:value-type="float" office:value="2020">
            <text:p>2020</text:p>
          </table:table-cell>
          <table:table-cell/>
          <table:table-cell office:value-type="float" office:value="29.2902714224365">
            <text:p>29,29027142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3.8214921807618">
            <text:p>33,82149218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38.8789574620171">
            <text:p>38,878957462</text:p>
          </table:table-cell>
          <table:table-cell table:formula="of:=POWER(POWER([.D6];2)/3+POWER([.D7];2)/3+POWER([.D8];2)/3;2)" office:value-type="float" office:value="1371542.87439012">
            <text:p>1371542,87439012</text:p>
          </table:table-cell>
          <table:table-cell table:formula="of:=POWER([.D6];4)/3/2+POWER([.D7];4)/3/2+POWER([.D8];4)/3/2" office:value-type="float" office:value="721562.104414815">
            <text:p>721562,104414815</text:p>
          </table:table-cell>
          <table:table-cell table:formula="of:=[.E8]/[.F8]" office:value-type="float" office:value="1.90079671035724">
            <text:p>1,900796710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SQRT(POWER([.D6];2)/3+POWER([.D7];2)/3+POWER([.D8];2)/3)" office:value-type="float" office:value="34.2217604586452">
            <text:p>34,2217604586</text:p>
          </table:table-cell>
          <table:table-cell table:formula="of:=ABS(TINV(0.05;[.H8]))" office:value-type="float" office:value="12.7062047361747">
            <text:p>12,7062047362</text:p>
          </table:table-cell>
          <table:table-cell table:formula="of:=[.E9]*[.D9]" office:value-type="float" office:value="434.828694819873">
            <text:p>434,8286948199</text:p>
          </table:table-cell>
          <table:table-cell table:number-columns-repeated="2"/>
        </table:table-row>
        <table:table-row table:style-name="ro2">
          <table:table-cell office:value-type="string">
            <text:p>Austria</text:p>
          </table:table-cell>
          <table:table-cell office:value-type="float" office:value="2020">
            <text:p>2020</text:p>
          </table:table-cell>
          <table:table-cell/>
          <table:table-cell office:value-type="float" office:value="1868.34310553496">
            <text:p>1868,3431055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2157.37678983838">
            <text:p>2157,376789838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2479.97811549484">
            <text:p>2479,9781154948</text:p>
          </table:table-cell>
          <table:table-cell table:formula="of:=POWER(POWER([.D10];2)/3+POWER([.D11];2)/3+POWER([.D12];2)/3;2)" office:value-type="float" office:value="22706089146266.5">
            <text:p>22706089146266,5</text:p>
          </table:table-cell>
          <table:table-cell table:formula="of:=POWER([.D10];4)/3/2+POWER([.D11];4)/3/2+POWER([.D12];4)/3/2" office:value-type="float" office:value="11945564206074">
            <text:p>11945564206074</text:p>
          </table:table-cell>
          <table:table-cell table:formula="of:=[.E12]/[.F12]" office:value-type="float" office:value="1.90079671035723">
            <text:p>1,900796710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SQRT(POWER([.D10];2)/3+POWER([.D11];2)/3+POWER([.D12];2)/3)" office:value-type="float" office:value="2182.90876482632">
            <text:p>2182,9087648263</text:p>
          </table:table-cell>
          <table:table-cell table:formula="of:=ABS(TINV(0.05;[.H12]))" office:value-type="float" office:value="12.7062047361747">
            <text:p>12,7062047362</text:p>
          </table:table-cell>
          <table:table-cell table:formula="of:=[.E13]*[.D13]" office:value-type="float" office:value="27736.4856862734">
            <text:p>27736,4856862734</text:p>
          </table:table-cell>
          <table:table-cell table:number-columns-repeated="2"/>
        </table:table-row>
        <table:table-row table:style-name="ro2">
          <table:table-cell office:value-type="string">
            <text:p>Belgia</text:p>
          </table:table-cell>
          <table:table-cell office:value-type="float" office:value="2020">
            <text:p>2020</text:p>
          </table:table-cell>
          <table:table-cell/>
          <table:table-cell office:value-type="float" office:value="5899.8137789224">
            <text:p>5899,81377892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812.51814685903">
            <text:p>6812,5181468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831.22169256654">
            <text:p>7831,2216925665</text:p>
          </table:table-cell>
          <table:table-cell table:formula="of:=(POWER(#ODWOŁANIE11;4)+POWER(#ODWOŁANIE12;4)+POWER(#ODWOŁANIE13;4))/4" office:value-type="float" office:value="0">
            <text:p>#NAZWA?</text:p>
          </table:table-cell>
          <table:table-cell table:formula="of:=SQRT(SUMSQ([.D14:.D16]))" office:value-type="float" office:value="11939.2729814412">
            <text:p>11939,2729814412</text:p>
          </table:table-cell>
          <table:table-cell table:number-columns-repeated="2"/>
        </table:table-row>
        <table:table-row table:style-name="ro2">
          <table:table-cell office:value-type="string">
            <text:p>Bułgaria</text:p>
          </table:table-cell>
          <table:table-cell office:value-type="float" office:value="2020">
            <text:p>2020</text:p>
          </table:table-cell>
          <table:table-cell/>
          <table:table-cell office:value-type="float" office:value="5202.3948814195">
            <text:p>5202,39488141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007.20817043656">
            <text:p>6007,20817043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6905.49044009163">
            <text:p>6905,4904400916</text:p>
          </table:table-cell>
          <table:table-cell table:formula="of:=(POWER(#ODWOŁANIE14;4)+POWER(#ODWOŁANIE15;4)+POWER(#ODWOŁANIE16;4))/4" office:value-type="float" office:value="0">
            <text:p>#NAZWA?</text:p>
          </table:table-cell>
          <table:table-cell table:formula="of:=SQRT(SUMSQ([.D17:.D19]))" office:value-type="float" office:value="10527.9276556869">
            <text:p>10527,9276556869</text:p>
          </table:table-cell>
          <table:table-cell table:number-columns-repeated="2"/>
        </table:table-row>
        <table:table-row table:style-name="ro2">
          <table:table-cell office:value-type="string">
            <text:p>Chorwacja</text:p>
          </table:table-cell>
          <table:table-cell office:value-type="float" office:value="2020">
            <text:p>2020</text:p>
          </table:table-cell>
          <table:table-cell/>
          <table:table-cell office:value-type="float" office:value="5109.50736641965">
            <text:p>5109,50736641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5899.95090685752">
            <text:p>5899,95090685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6782.19456166335">
            <text:p>6782,1945616634</text:p>
          </table:table-cell>
          <table:table-cell table:formula="of:=(POWER(#ODWOŁANIE17;4)+POWER(#ODWOŁANIE18;4)+POWER(#ODWOŁANIE19;4))/4" office:value-type="float" office:value="0">
            <text:p>#NAZWA?</text:p>
          </table:table-cell>
          <table:table-cell table:formula="of:=SQRT(SUMSQ([.D20:.D22]))" office:value-type="float" office:value="10339.9540280932">
            <text:p>10339,9540280932</text:p>
          </table:table-cell>
          <table:table-cell table:number-columns-repeated="2"/>
        </table:table-row>
        <table:table-row table:style-name="ro2">
          <table:table-cell office:value-type="string">
            <text:p>Cypr</text:p>
          </table:table-cell>
          <table:table-cell office:value-type="float" office:value="2020">
            <text:p>2020</text:p>
          </table:table-cell>
          <table:table-cell/>
          <table:table-cell office:value-type="float" office:value="1220.11110756922">
            <text:p>1220,11110756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408.86295279268">
            <text:p>1408,86295279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619.53596011342">
            <text:p>1619,5359601134</text:p>
          </table:table-cell>
          <table:table-cell table:formula="of:=(POWER(#ODWOŁANIE20;4)+POWER(#ODWOŁANIE21;4)+POWER(#ODWOŁANIE22;4))/4" office:value-type="float" office:value="0">
            <text:p>#NAZWA?</text:p>
          </table:table-cell>
          <table:table-cell table:formula="of:=SQRT(SUMSQ([.D23:.D25]))" office:value-type="float" office:value="2469.1015897824">
            <text:p>2469,1015897824</text:p>
          </table:table-cell>
          <table:table-cell table:number-columns-repeated="2"/>
        </table:table-row>
        <table:table-row table:style-name="ro2">
          <table:table-cell office:value-type="string">
            <text:p>Czarnogóra</text:p>
          </table:table-cell>
          <table:table-cell office:value-type="float" office:value="2020">
            <text:p>2020</text:p>
          </table:table-cell>
          <table:table-cell/>
          <table:table-cell office:value-type="float" office:value="205.274447516857">
            <text:p>205,27444751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237.030515063218">
            <text:p>237,03051506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272.474652007955">
            <text:p>272,474652008</text:p>
          </table:table-cell>
          <table:table-cell table:formula="of:=(POWER(#ODWOŁANIE23;4)+POWER(#ODWOŁANIE24;4)+POWER(#ODWOŁANIE25;4))/4" office:value-type="float" office:value="0">
            <text:p>#NAZWA?</text:p>
          </table:table-cell>
          <table:table-cell table:formula="of:=SQRT(SUMSQ([.D26:.D28]))" office:value-type="float" office:value="415.407630961856">
            <text:p>415,4076309619</text:p>
          </table:table-cell>
          <table:table-cell table:number-columns-repeated="2"/>
        </table:table-row>
        <table:table-row table:style-name="ro2">
          <table:table-cell office:value-type="string">
            <text:p>Czechy</text:p>
          </table:table-cell>
          <table:table-cell office:value-type="float" office:value="2020">
            <text:p>2020</text:p>
          </table:table-cell>
          <table:table-cell/>
          <table:table-cell office:value-type="float" office:value="8647.96483364556">
            <text:p>8647,96483364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9985.80964929536">
            <text:p>9985,80964929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1479.0283794631">
            <text:p>11479,0283794631</text:p>
          </table:table-cell>
          <table:table-cell table:formula="of:=(POWER(#ODWOŁANIE26;4)+POWER(#ODWOŁANIE27;4)+POWER(#ODWOŁANIE28;4))/4" office:value-type="float" office:value="0">
            <text:p>#NAZWA?</text:p>
          </table:table-cell>
          <table:table-cell table:formula="of:=SQRT(SUMSQ([.D29:.D31]))" office:value-type="float" office:value="17500.6223504323">
            <text:p>17500,6223504323</text:p>
          </table:table-cell>
          <table:table-cell table:number-columns-repeated="2"/>
        </table:table-row>
        <table:table-row table:style-name="ro2">
          <table:table-cell office:value-type="string">
            <text:p>Da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3647.26296696065">
            <text:p>3647,26296696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4211.49651156017">
            <text:p>4211,4965115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4841.25871352058">
            <text:p>4841,2587135206</text:p>
          </table:table-cell>
          <table:table-cell table:formula="of:=(POWER(#ODWOŁANIE29;4)+POWER(#ODWOŁANIE30;4)+POWER(#ODWOŁANIE31;4))/4" office:value-type="float" office:value="0">
            <text:p>#NAZWA?</text:p>
          </table:table-cell>
          <table:table-cell table:formula="of:=SQRT(SUMSQ([.D32:.D34]))" office:value-type="float" office:value="7380.85468955222">
            <text:p>7380,8546895522</text:p>
          </table:table-cell>
          <table:table-cell table:number-columns-repeated="2"/>
        </table:table-row>
        <table:table-row table:style-name="ro2">
          <table:table-cell office:value-type="string">
            <text:p>Esto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846.285717135">
            <text:p>846,2857171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977.206573198455">
            <text:p>977,20657319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123.33224648784">
            <text:p>1123,3322464878</text:p>
          </table:table-cell>
          <table:table-cell table:formula="of:=(POWER(#ODWOŁANIE32;4)+POWER(#ODWOŁANIE33;4)+POWER(#ODWOŁANIE34;4))/4" office:value-type="float" office:value="0">
            <text:p>#NAZWA?</text:p>
          </table:table-cell>
          <table:table-cell table:formula="of:=SQRT(SUMSQ([.D35:.D37]))" office:value-type="float" office:value="1712.60256268884">
            <text:p>1712,6025626888</text:p>
          </table:table-cell>
          <table:table-cell table:number-columns-repeated="2"/>
        </table:table-row>
        <table:table-row table:style-name="ro2">
          <table:table-cell office:value-type="string">
            <text:p>Finlandia</text:p>
          </table:table-cell>
          <table:table-cell office:value-type="float" office:value="2020">
            <text:p>2020</text:p>
          </table:table-cell>
          <table:table-cell/>
          <table:table-cell office:value-type="float" office:value="2682.81273023368">
            <text:p>2682,81273023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097.84530397153">
            <text:p>3097,84530397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3561.07871152791">
            <text:p>3561,0787115279</text:p>
          </table:table-cell>
          <table:table-cell table:formula="of:=(POWER(#ODWOŁANIE35;4)+POWER(#ODWOŁANIE36;4)+POWER(#ODWOŁANIE37;4))/4" office:value-type="float" office:value="0">
            <text:p>#NAZWA?</text:p>
          </table:table-cell>
          <table:table-cell table:formula="of:=SQRT(SUMSQ([.D38:.D40]))" office:value-type="float" office:value="5429.12619696205">
            <text:p>5429,1261969621</text:p>
          </table:table-cell>
          <table:table-cell table:number-columns-repeated="2"/>
        </table:table-row>
        <table:table-row table:style-name="ro2">
          <table:table-cell office:value-type="string">
            <text:p>Francja</text:p>
          </table:table-cell>
          <table:table-cell office:value-type="float" office:value="2020">
            <text:p>2020</text:p>
          </table:table-cell>
          <table:table-cell/>
          <table:table-cell office:value-type="float" office:value="15318.539922712">
            <text:p>15318,5399227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7688.3262959396">
            <text:p>17688,32629593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20333.3336672026">
            <text:p>20333,3336672026</text:p>
          </table:table-cell>
          <table:table-cell table:formula="of:=(POWER(#ODWOŁANIE38;4)+POWER(#ODWOŁANIE39;4)+POWER(#ODWOŁANIE40;4))/4" office:value-type="float" office:value="0">
            <text:p>#NAZWA?</text:p>
          </table:table-cell>
          <table:table-cell table:formula="of:=SQRT(SUMSQ([.D41:.D43]))" office:value-type="float" office:value="30999.661458428">
            <text:p>30999,661458428</text:p>
          </table:table-cell>
          <table:table-cell table:number-columns-repeated="2"/>
        </table:table-row>
        <table:table-row table:style-name="ro2">
          <table:table-cell office:value-type="string">
            <text:p>Grecja</text:p>
          </table:table-cell>
          <table:table-cell office:value-type="float" office:value="2020">
            <text:p>2020</text:p>
          </table:table-cell>
          <table:table-cell/>
          <table:table-cell office:value-type="float" office:value="12102.0210107847">
            <text:p>12102,02101078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3974.2101766301">
            <text:p>13974,2101766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6063.8306588829">
            <text:p>16063,8306588829</text:p>
          </table:table-cell>
          <table:table-cell table:formula="of:=(POWER(#ODWOŁANIE41;4)+POWER(#ODWOŁANIE42;4)+POWER(#ODWOŁANIE43;4))/4" office:value-type="float" office:value="0">
            <text:p>#NAZWA?</text:p>
          </table:table-cell>
          <table:table-cell table:formula="of:=SQRT(SUMSQ([.D44:.D46]))" office:value-type="float" office:value="24490.49035939">
            <text:p>24490,49035939</text:p>
          </table:table-cell>
          <table:table-cell table:number-columns-repeated="2"/>
        </table:table-row>
        <table:table-row table:style-name="ro2">
          <table:table-cell office:value-type="string">
            <text:p>Gruzja</text:p>
          </table:table-cell>
          <table:table-cell office:value-type="float" office:value="2020">
            <text:p>2020</text:p>
          </table:table-cell>
          <table:table-cell/>
          <table:table-cell office:value-type="float" office:value="5567.35665839062">
            <text:p>5567,35665839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428.62973079296">
            <text:p>6428,6297307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389.92888033268">
            <text:p>7389,9288803327</text:p>
          </table:table-cell>
          <table:table-cell table:formula="of:=(POWER(#ODWOŁANIE44;4)+POWER(#ODWOŁANIE45;4)+POWER(#ODWOŁANIE46;4))/4" office:value-type="float" office:value="0">
            <text:p>#NAZWA?</text:p>
          </table:table-cell>
          <table:table-cell table:formula="of:=SQRT(SUMSQ([.D47:.D49]))" office:value-type="float" office:value="11266.4896588838">
            <text:p>11266,4896588838</text:p>
          </table:table-cell>
          <table:table-cell table:number-columns-repeated="2"/>
        </table:table-row>
        <table:table-row table:style-name="ro2">
          <table:table-cell office:value-type="string">
            <text:p>Hiszpa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34129.2426761419">
            <text:p>34129,24267614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9409.0548926172">
            <text:p>39409,05489261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45302.0511513649">
            <text:p>45302,0511513649</text:p>
          </table:table-cell>
          <table:table-cell table:formula="of:=(POWER(#ODWOŁANIE47;4)+POWER(#ODWOŁANIE48;4)+POWER(#ODWOŁANIE49;4))/4" office:value-type="float" office:value="0">
            <text:p>#NAZWA?</text:p>
          </table:table-cell>
          <table:table-cell table:formula="of:=SQRT(SUMSQ([.D50:.D52]))" office:value-type="float" office:value="69066.3061969958">
            <text:p>69066,3061969958</text:p>
          </table:table-cell>
          <table:table-cell table:number-columns-repeated="2"/>
        </table:table-row>
        <table:table-row table:style-name="ro2">
          <table:table-cell office:value-type="string">
            <text:p>Holandia</text:p>
          </table:table-cell>
          <table:table-cell office:value-type="float" office:value="2020">
            <text:p>2020</text:p>
          </table:table-cell>
          <table:table-cell/>
          <table:table-cell office:value-type="float" office:value="5578.23738354709">
            <text:p>5578,23738354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441.19370998909">
            <text:p>6441,19370998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404.371602437">
            <text:p>7404,371602437</text:p>
          </table:table-cell>
          <table:table-cell table:formula="of:=(POWER(#ODWOŁANIE50;4)+POWER(#ODWOŁANIE51;4)+POWER(#ODWOŁANIE52;4))/4" office:value-type="float" office:value="0">
            <text:p>#NAZWA?</text:p>
          </table:table-cell>
          <table:table-cell table:formula="of:=SQRT(SUMSQ([.D53:.D55]))" office:value-type="float" office:value="11288.5086501176">
            <text:p>11288,5086501176</text:p>
          </table:table-cell>
          <table:table-cell table:number-columns-repeated="2"/>
        </table:table-row>
        <table:table-row table:style-name="ro2">
          <table:table-cell office:value-type="string">
            <text:p>Irlandia</text:p>
          </table:table-cell>
          <table:table-cell office:value-type="float" office:value="2020">
            <text:p>2020</text:p>
          </table:table-cell>
          <table:table-cell/>
          <table:table-cell office:value-type="float" office:value="1089.01680411601">
            <text:p>1089,0168041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257.48829001681">
            <text:p>1257,48829001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445.52562835644">
            <text:p>1445,5256283564</text:p>
          </table:table-cell>
          <table:table-cell table:formula="of:=(POWER(#ODWOŁANIE53;4)+POWER(#ODWOŁANIE54;4)+POWER(#ODWOŁANIE55;4))/4" office:value-type="float" office:value="0">
            <text:p>#NAZWA?</text:p>
          </table:table-cell>
          <table:table-cell table:formula="of:=SQRT(SUMSQ([.D56:.D58]))" office:value-type="float" office:value="2203.81005111868">
            <text:p>2203,8100511187</text:p>
          </table:table-cell>
          <table:table-cell table:number-columns-repeated="2"/>
        </table:table-row>
        <table:table-row table:style-name="ro2">
          <table:table-cell office:value-type="string">
            <text:p>Islandia</text:p>
          </table:table-cell>
          <table:table-cell office:value-type="float" office:value="2020">
            <text:p>2020</text:p>
          </table:table-cell>
          <table:table-cell/>
          <table:table-cell office:value-type="float" office:value="228.849534576231">
            <text:p>228,84953457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264.252680783015">
            <text:p>264,2526807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303.767458883164">
            <text:p>303,7674588832</text:p>
          </table:table-cell>
          <table:table-cell table:formula="of:=(POWER(#ODWOŁANIE56;4)+POWER(#ODWOŁANIE57;4)+POWER(#ODWOŁANIE58;4))/4" office:value-type="float" office:value="0">
            <text:p>#NAZWA?</text:p>
          </table:table-cell>
          <table:table-cell table:formula="of:=SQRT(SUMSQ([.D59:.D61]))" office:value-type="float" office:value="463.115814730076">
            <text:p>463,1158147301</text:p>
          </table:table-cell>
          <table:table-cell table:number-columns-repeated="2"/>
        </table:table-row>
        <table:table-row table:style-name="ro2">
          <table:table-cell office:value-type="string">
            <text:p>Liechtenstein</text:p>
          </table:table-cell>
          <table:table-cell office:value-type="float" office:value="2020">
            <text:p>2020</text:p>
          </table:table-cell>
          <table:table-cell/>
          <table:table-cell office:value-type="float" office:value="55.3608465714956">
            <text:p>55,36084657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3.9251993412371">
            <text:p>63,92519934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3.4841943890525">
            <text:p>73,4841943891</text:p>
          </table:table-cell>
          <table:table-cell table:formula="of:=(POWER(#ODWOŁANIE59;4)+POWER(#ODWOŁANIE60;4)+POWER(#ODWOŁANIE61;4))/4" office:value-type="float" office:value="0">
            <text:p>#NAZWA?</text:p>
          </table:table-cell>
          <table:table-cell table:formula="of:=SQRT(SUMSQ([.D62:.D64]))" office:value-type="float" office:value="112.032054649273">
            <text:p>112,0320546493</text:p>
          </table:table-cell>
          <table:table-cell table:number-columns-repeated="2"/>
        </table:table-row>
        <table:table-row table:style-name="ro2">
          <table:table-cell office:value-type="string">
            <text:p>Litwa</text:p>
          </table:table-cell>
          <table:table-cell office:value-type="float" office:value="2020">
            <text:p>2020</text:p>
          </table:table-cell>
          <table:table-cell/>
          <table:table-cell office:value-type="float" office:value="910.899748567123">
            <text:p>910,89974856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051.81643007998">
            <text:p>1051,816430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209.09881871478">
            <text:p>1209,0988187148</text:p>
          </table:table-cell>
          <table:table-cell table:formula="of:=(POWER(#ODWOŁANIE62;4)+POWER(#ODWOŁANIE63;4)+POWER(#ODWOŁANIE64;4))/4" office:value-type="float" office:value="0">
            <text:p>#NAZWA?</text:p>
          </table:table-cell>
          <table:table-cell table:formula="of:=SQRT(SUMSQ([.D65:.D67]))" office:value-type="float" office:value="1843.36000497551">
            <text:p>1843,3600049755</text:p>
          </table:table-cell>
          <table:table-cell table:number-columns-repeated="2"/>
        </table:table-row>
        <table:table-row table:style-name="ro2">
          <table:table-cell office:value-type="string">
            <text:p>Luksemburg</text:p>
          </table:table-cell>
          <table:table-cell office:value-type="float" office:value="2020">
            <text:p>2020</text:p>
          </table:table-cell>
          <table:table-cell/>
          <table:table-cell office:value-type="float" office:value="451.868041291525">
            <text:p>451,86804129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521.772270555701">
            <text:p>521,77227055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599.795000273056">
            <text:p>599,7950002731</text:p>
          </table:table-cell>
          <table:table-cell table:formula="of:=(POWER(#ODWOŁANIE65;4)+POWER(#ODWOŁANIE66;4)+POWER(#ODWOŁANIE67;4))/4" office:value-type="float" office:value="0">
            <text:p>#NAZWA?</text:p>
          </table:table-cell>
          <table:table-cell table:formula="of:=SQRT(SUMSQ([.D68:.D70]))" office:value-type="float" office:value="914.431556440418">
            <text:p>914,4315564404</text:p>
          </table:table-cell>
          <table:table-cell table:number-columns-repeated="2"/>
        </table:table-row>
        <table:table-row table:style-name="ro2">
          <table:table-cell office:value-type="string">
            <text:p>Łotwa</text:p>
          </table:table-cell>
          <table:table-cell office:value-type="float" office:value="2020">
            <text:p>2020</text:p>
          </table:table-cell>
          <table:table-cell/>
          <table:table-cell office:value-type="float" office:value="2092.66518561568">
            <text:p>2092,66518561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2416.40161647794">
            <text:p>2416,401616477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2777.73597794227">
            <text:p>2777,7359779423</text:p>
          </table:table-cell>
          <table:table-cell table:formula="of:=(POWER(#ODWOŁANIE68;4)+POWER(#ODWOŁANIE69;4)+POWER(#ODWOŁANIE70;4))/4" office:value-type="float" office:value="0">
            <text:p>#NAZWA?</text:p>
          </table:table-cell>
          <table:table-cell table:formula="of:=SQRT(SUMSQ([.D71:.D73]))" office:value-type="float" office:value="4234.86263228927">
            <text:p>4234,8626322893</text:p>
          </table:table-cell>
          <table:table-cell table:number-columns-repeated="2"/>
        </table:table-row>
        <table:table-row table:style-name="ro2">
          <table:table-cell office:value-type="string">
            <text:p>Malta</text:p>
          </table:table-cell>
          <table:table-cell office:value-type="float" office:value="2020">
            <text:p>2020</text:p>
          </table:table-cell>
          <table:table-cell/>
          <table:table-cell office:value-type="float" office:value="405.212778768531">
            <text:p>405,21277876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467.899413802175">
            <text:p>467,89941380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537.866316142759">
            <text:p>537,8663161428</text:p>
          </table:table-cell>
          <table:table-cell table:formula="of:=(POWER(#ODWOŁANIE71;4)+POWER(#ODWOŁANIE72;4)+POWER(#ODWOŁANIE73;4))/4" office:value-type="float" office:value="0">
            <text:p>#NAZWA?</text:p>
          </table:table-cell>
          <table:table-cell table:formula="of:=SQRT(SUMSQ([.D74:.D76]))" office:value-type="float" office:value="820.016726387161">
            <text:p>820,0167263872</text:p>
          </table:table-cell>
          <table:table-cell table:number-columns-repeated="2"/>
        </table:table-row>
        <table:table-row table:style-name="ro2">
          <table:table-cell office:value-type="string">
            <text:p>Niemcy</text:p>
          </table:table-cell>
          <table:table-cell office:value-type="float" office:value="2020">
            <text:p>2020</text:p>
          </table:table-cell>
          <table:table-cell/>
          <table:table-cell office:value-type="float" office:value="62012.7302261927">
            <text:p>62012,73022619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71606.132978552">
            <text:p>71606,1329785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82313.6892722973">
            <text:p>82313,6892722973</text:p>
          </table:table-cell>
          <table:table-cell table:formula="of:=(POWER(#ODWOŁANIE74;4)+POWER(#ODWOŁANIE75;4)+POWER(#ODWOŁANIE76;4))/4" office:value-type="float" office:value="0">
            <text:p>#NAZWA?</text:p>
          </table:table-cell>
          <table:table-cell table:formula="of:=SQRT(SUMSQ([.D77:.D79]))" office:value-type="float" office:value="125493.268472317">
            <text:p>125493,268472317</text:p>
          </table:table-cell>
          <table:table-cell table:number-columns-repeated="2"/>
        </table:table-row>
        <table:table-row table:style-name="ro2">
          <table:table-cell office:value-type="string">
            <text:p>Norwegia</text:p>
          </table:table-cell>
          <table:table-cell office:value-type="float" office:value="2020">
            <text:p>2020</text:p>
          </table:table-cell>
          <table:table-cell/>
          <table:table-cell office:value-type="float" office:value="315.702523194106">
            <text:p>315,70252319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64.541873499922">
            <text:p>364,54187349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419.053302473428">
            <text:p>419,0533024734</text:p>
          </table:table-cell>
          <table:table-cell table:formula="of:=(POWER(#ODWOŁANIE77;4)+POWER(#ODWOŁANIE78;4)+POWER(#ODWOŁANIE79;4))/4" office:value-type="float" office:value="0">
            <text:p>#NAZWA?</text:p>
          </table:table-cell>
          <table:table-cell table:formula="of:=SQRT(SUMSQ([.D80:.D82]))" office:value-type="float" office:value="638.877555561193">
            <text:p>638,8775555612</text:p>
          </table:table-cell>
          <table:table-cell table:number-columns-repeated="2"/>
        </table:table-row>
        <table:table-row table:style-name="ro2">
          <table:table-cell office:value-type="string">
            <text:p>Polska</text:p>
          </table:table-cell>
          <table:table-cell office:value-type="float" office:value="2020">
            <text:p>2020</text:p>
          </table:table-cell>
          <table:table-cell/>
          <table:table-cell office:value-type="float" office:value="31933.7495425523">
            <text:p>31933,74954255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6873.9177892534">
            <text:p>36873,917789253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42387.8246862733">
            <text:p>42387,8246862733</text:p>
          </table:table-cell>
          <table:table-cell table:formula="of:=(POWER(#ODWOŁANIE80;4)+POWER(#ODWOŁANIE81;4)+POWER(#ODWOŁANIE82;4))/4" office:value-type="float" office:value="0">
            <text:p>#NAZWA?</text:p>
          </table:table-cell>
          <table:table-cell table:formula="of:=SQRT(SUMSQ([.D83:.D85]))" office:value-type="float" office:value="64623.3537864549">
            <text:p>64623,3537864549</text:p>
          </table:table-cell>
          <table:table-cell table:number-columns-repeated="2"/>
        </table:table-row>
        <table:table-row table:style-name="ro2">
          <table:table-cell office:value-type="string">
            <text:p>Portugalia</text:p>
          </table:table-cell>
          <table:table-cell office:value-type="float" office:value="2020">
            <text:p>2020</text:p>
          </table:table-cell>
          <table:table-cell/>
          <table:table-cell office:value-type="float" office:value="5416.06140792549">
            <text:p>5416,06140792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253.92902362665">
            <text:p>6253,9290236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189.10446589816">
            <text:p>7189,1044658982</text:p>
          </table:table-cell>
          <table:table-cell table:formula="of:=(POWER(#ODWOŁANIE83;4)+POWER(#ODWOŁANIE84;4)+POWER(#ODWOŁANIE85;4))/4" office:value-type="float" office:value="0">
            <text:p>#NAZWA?</text:p>
          </table:table-cell>
          <table:table-cell table:formula="of:=SQRT(SUMSQ([.D86:.D88]))" office:value-type="float" office:value="10960.3180806296">
            <text:p>10960,3180806296</text:p>
          </table:table-cell>
          <table:table-cell table:number-columns-repeated="2"/>
        </table:table-row>
        <table:table-row table:style-name="ro2">
          <table:table-cell office:value-type="string">
            <text:p>Rumu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12488.3288283698">
            <text:p>12488,32882836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4420.2800215757">
            <text:p>14420,28002157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6576.6031419548">
            <text:p>16576,6031419548</text:p>
          </table:table-cell>
          <table:table-cell table:formula="of:=(POWER(#ODWOŁANIE86;4)+POWER(#ODWOŁANIE87;4)+POWER(#ODWOŁANIE88;4))/4" office:value-type="float" office:value="0">
            <text:p>#NAZWA?</text:p>
          </table:table-cell>
          <table:table-cell table:formula="of:=SQRT(SUMSQ([.D89:.D91]))" office:value-type="float" office:value="25272.2496931321">
            <text:p>25272,2496931321</text:p>
          </table:table-cell>
          <table:table-cell table:number-columns-repeated="2"/>
        </table:table-row>
        <table:table-row table:style-name="ro2">
          <table:table-cell office:value-type="string">
            <text:p>Serbia</text:p>
          </table:table-cell>
          <table:table-cell office:value-type="float" office:value="2020">
            <text:p>2020</text:p>
          </table:table-cell>
          <table:table-cell/>
          <table:table-cell office:value-type="float" office:value="6456.91656904564">
            <text:p>6456,91656904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7455.80503854691">
            <text:p>7455,80503854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8570.70188948206">
            <text:p>8570,7018894821</text:p>
          </table:table-cell>
          <table:table-cell table:formula="of:=(POWER(#ODWOŁANIE89;4)+POWER(#ODWOŁANIE90;4)+POWER(#ODWOŁANIE91;4))/4" office:value-type="float" office:value="0">
            <text:p>#NAZWA?</text:p>
          </table:table-cell>
          <table:table-cell table:formula="of:=SQRT(SUMSQ([.D92:.D94]))" office:value-type="float" office:value="13066.6648855325">
            <text:p>13066,6648855325</text:p>
          </table:table-cell>
          <table:table-cell table:number-columns-repeated="2"/>
        </table:table-row>
        <table:table-row table:style-name="ro2">
          <table:table-cell office:value-type="string">
            <text:p>Słowacja</text:p>
          </table:table-cell>
          <table:table-cell office:value-type="float" office:value="2020">
            <text:p>2020</text:p>
          </table:table-cell>
          <table:table-cell/>
          <table:table-cell office:value-type="float" office:value="3982.5944307753">
            <text:p>3982,59443077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4598.70393336245">
            <text:p>4598,70393336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5286.36683591711">
            <text:p>5286,3668359171</text:p>
          </table:table-cell>
          <table:table-cell table:formula="of:=(POWER(#ODWOŁANIE92;4)+POWER(#ODWOŁANIE93;4)+POWER(#ODWOŁANIE94;4))/4" office:value-type="float" office:value="0">
            <text:p>#NAZWA?</text:p>
          </table:table-cell>
          <table:table-cell table:formula="of:=SQRT(SUMSQ([.D95:.D97]))" office:value-type="float" office:value="8059.45473283708">
            <text:p>8059,4547328371</text:p>
          </table:table-cell>
          <table:table-cell table:number-columns-repeated="2"/>
        </table:table-row>
        <table:table-row table:style-name="ro2">
          <table:table-cell office:value-type="string">
            <text:p>Słowe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1158.41167914043">
            <text:p>1158,41167914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337.61858956827">
            <text:p>1337,61858956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537.63813749795">
            <text:p>1537,638137498</text:p>
          </table:table-cell>
          <table:table-cell table:formula="of:=(POWER(#ODWOŁANIE95;4)+POWER(#ODWOŁANIE96;4)+POWER(#ODWOŁANIE97;4))/4" office:value-type="float" office:value="0">
            <text:p>#NAZWA?</text:p>
          </table:table-cell>
          <table:table-cell table:formula="of:=SQRT(SUMSQ([.D98:.D100]))" office:value-type="float" office:value="2344.24234059018">
            <text:p>2344,2423405902</text:p>
          </table:table-cell>
          <table:table-cell table:number-columns-repeated="2"/>
        </table:table-row>
        <table:table-row table:style-name="ro2">
          <table:table-cell office:value-type="string">
            <text:p>Szwajcaria</text:p>
          </table:table-cell>
          <table:table-cell office:value-type="float" office:value="2020">
            <text:p>2020</text:p>
          </table:table-cell>
          <table:table-cell/>
          <table:table-cell office:value-type="float" office:value="5615.92015543443">
            <text:p>5615,9201554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6484.70602697503">
            <text:p>6484,7060269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7454.39049315088">
            <text:p>7454,3904931509</text:p>
          </table:table-cell>
          <table:table-cell table:formula="of:=(POWER(#ODWOŁANIE98;4)+POWER(#ODWOŁANIE99;4)+POWER(#ODWOŁANIE100;4))/4" office:value-type="float" office:value="0">
            <text:p>#NAZWA?</text:p>
          </table:table-cell>
          <table:table-cell table:formula="of:=SQRT(SUMSQ([.D101:.D103]))" office:value-type="float" office:value="11364.766124865">
            <text:p>11364,766124865</text:p>
          </table:table-cell>
          <table:table-cell table:number-columns-repeated="2"/>
        </table:table-row>
        <table:table-row table:style-name="ro2">
          <table:table-cell office:value-type="string">
            <text:p>Szwecja</text:p>
          </table:table-cell>
          <table:table-cell office:value-type="float" office:value="2020">
            <text:p>2020</text:p>
          </table:table-cell>
          <table:table-cell/>
          <table:table-cell office:value-type="float" office:value="6732.62410626674">
            <text:p>6732,6241062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7774.16468021133">
            <text:p>7774,16468021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8936.66714316576">
            <text:p>8936,6671431658</text:p>
          </table:table-cell>
          <table:table-cell table:formula="of:=(POWER(#ODWOŁANIE101;4)+POWER(#ODWOŁANIE102;4)+POWER(#ODWOŁANIE103;4))/4" office:value-type="float" office:value="0">
            <text:p>#NAZWA?</text:p>
          </table:table-cell>
          <table:table-cell table:formula="of:=SQRT(SUMSQ([.D104:.D106]))" office:value-type="float" office:value="13624.6058093094">
            <text:p>13624,6058093094</text:p>
          </table:table-cell>
          <table:table-cell table:number-columns-repeated="2"/>
        </table:table-row>
        <table:table-row table:style-name="ro2">
          <table:table-cell office:value-type="string">
            <text:p>Węgry</text:p>
          </table:table-cell>
          <table:table-cell office:value-type="float" office:value="2020">
            <text:p>2020</text:p>
          </table:table-cell>
          <table:table-cell/>
          <table:table-cell office:value-type="float" office:value="10443.0775210062">
            <text:p>10443,07752100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12058.6272358422">
            <text:p>12058,62723584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13861.8028100872">
            <text:p>13861,8028100872</text:p>
          </table:table-cell>
          <table:table-cell table:formula="of:=(POWER(#ODWOŁANIE104;4)+POWER(#ODWOŁANIE105;4)+POWER(#ODWOŁANIE106;4))/4" office:value-type="float" office:value="0">
            <text:p>#NAZWA?</text:p>
          </table:table-cell>
          <table:table-cell table:formula="of:=SQRT(SUMSQ([.D107:.D109]))" office:value-type="float" office:value="21133.3370783812">
            <text:p>21133,3370783812</text:p>
          </table:table-cell>
          <table:table-cell table:number-columns-repeated="2"/>
        </table:table-row>
        <table:table-row table:style-name="ro2">
          <table:table-cell office:value-type="string">
            <text:p>Wielka Brytania</text:p>
          </table:table-cell>
          <table:table-cell office:value-type="float" office:value="2020">
            <text:p>2020</text:p>
          </table:table-cell>
          <table:table-cell/>
          <table:table-cell office:value-type="float" office:value="31366.9344468583">
            <text:p>31366,93444685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36219.416093094">
            <text:p>36219,4160930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41635.452689562">
            <text:p>41635,452689562</text:p>
          </table:table-cell>
          <table:table-cell table:formula="of:=(POWER(#ODWOŁANIE107;4)+POWER(#ODWOŁANIE108;4)+POWER(#ODWOŁANIE109;4))/4" office:value-type="float" office:value="0">
            <text:p>#NAZWA?</text:p>
          </table:table-cell>
          <table:table-cell table:formula="of:=SQRT(SUMSQ([.D110:.D112]))" office:value-type="float" office:value="63476.3073861653">
            <text:p>63476,3073861653</text:p>
          </table:table-cell>
          <table:table-cell table:number-columns-repeated="2"/>
        </table:table-row>
        <table:table-row table:style-name="ro2">
          <table:table-cell office:value-type="string">
            <text:p>Włochy</text:p>
          </table:table-cell>
          <table:table-cell office:value-type="float" office:value="2020">
            <text:p>2020</text:p>
          </table:table-cell>
          <table:table-cell/>
          <table:table-cell office:value-type="float" office:value="72339.7109563375">
            <text:p>72339,7109563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1">
            <text:p>2021</text:p>
          </table:table-cell>
          <table:table-cell/>
          <table:table-cell office:value-type="float" office:value="83530.7031874824">
            <text:p>83530,703187482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22">
            <text:p>2022</text:p>
          </table:table-cell>
          <table:table-cell/>
          <table:table-cell office:value-type="float" office:value="96021.388963015">
            <text:p>96021,388963015</text:p>
          </table:table-cell>
          <table:table-cell table:formula="of:=(POWER(#ODWOŁANIE110;4)+POWER(#ODWOŁANIE111;4)+POWER(#ODWOŁANIE112;4))/4" office:value-type="float" office:value="0">
            <text:p>#NAZWA?</text:p>
          </table:table-cell>
          <table:table-cell table:formula="of:=SQRT(SUMSQ([.D113:.D115]))" office:value-type="float" office:value="146391.664020286">
            <text:p>146391,664020286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SQRT(SUMSQ([.D2:.D115]))" office:value-type="float" office:value="233539.35007147">
            <text:p>233539,35007147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5.10.2023</text:date>, <text:time>12:04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3-09-12T14:06:40.87</meta:creation-date>
    <meta:editing-duration>PT4H24M4S</meta:editing-duration>
    <meta:editing-cycles>21</meta:editing-cycles>
    <meta:generator>OpenOffice.org/3.3$Win32 OpenOffice.org_project/330m20$Build-9567</meta:generator>
    <meta:initial-creator>Andrzej Bystrzycki</meta:initial-creator>
    <dc:date>2023-10-05T12:04:21.54</dc:date>
    <dc:creator>Andrzej Bystrzycki</dc:creator>
    <meta:document-statistic meta:table-count="3" meta:cell-count="355" meta:object-count="0"/>
  </office:meta>
</office:document-meta>
</file>